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d557" officeooo:paragraph-rsid="0002d557"/>
    </style:style>
    <style:style style:name="P2" style:family="paragraph" style:parent-style-name="Standard">
      <style:text-properties officeooo:paragraph-rsid="0002d557"/>
    </style:style>
    <style:style style:name="P3" style:family="paragraph" style:parent-style-name="Standard">
      <style:text-properties officeooo:rsid="0003687c" officeooo:paragraph-rsid="0003687c"/>
    </style:style>
    <style:style style:name="P4" style:family="paragraph" style:parent-style-name="Standard">
      <style:text-properties officeooo:rsid="00073927" officeooo:paragraph-rsid="00073927"/>
    </style:style>
    <style:style style:name="P5" style:family="paragraph" style:parent-style-name="Standard">
      <style:text-properties officeooo:rsid="00084416" officeooo:paragraph-rsid="00084416"/>
    </style:style>
    <style:style style:name="P6" style:family="paragraph" style:parent-style-name="Standard">
      <style:text-properties officeooo:paragraph-rsid="00084416"/>
    </style:style>
    <style:style style:name="P7" style:family="paragraph" style:parent-style-name="Standard">
      <style:text-properties officeooo:paragraph-rsid="0008af80"/>
    </style:style>
    <style:style style:name="P8" style:family="paragraph" style:parent-style-name="Standard">
      <style:text-properties officeooo:rsid="000a726c" officeooo:paragraph-rsid="000a726c"/>
    </style:style>
    <style:style style:name="P9" style:family="paragraph" style:parent-style-name="Standard">
      <style:text-properties officeooo:paragraph-rsid="000a726c"/>
    </style:style>
    <style:style style:name="P10" style:family="paragraph" style:parent-style-name="Standard">
      <style:text-properties officeooo:rsid="0002d557" officeooo:paragraph-rsid="0002d557"/>
    </style:style>
    <style:style style:name="P11" style:family="paragraph" style:parent-style-name="Standard">
      <style:text-properties officeooo:rsid="00073927" officeooo:paragraph-rsid="00073927"/>
    </style:style>
    <style:style style:name="P12" style:family="paragraph" style:parent-style-name="Standard">
      <style:text-properties officeooo:rsid="00084416" officeooo:paragraph-rsid="00084416"/>
    </style:style>
    <style:style style:name="P13" style:family="paragraph" style:parent-style-name="Standard">
      <style:text-properties officeooo:rsid="0008af80" officeooo:paragraph-rsid="0008af80"/>
    </style:style>
    <style:style style:name="P14" style:family="paragraph" style:parent-style-name="Standard">
      <style:text-properties officeooo:rsid="000a726c" officeooo:paragraph-rsid="000a726c"/>
    </style:style>
    <style:style style:name="T1" style:family="text">
      <style:text-properties officeooo:rsid="0002d557"/>
    </style:style>
    <style:style style:name="T2" style:family="text">
      <style:text-properties officeooo:rsid="0003687c"/>
    </style:style>
    <style:style style:name="T3" style:family="text">
      <style:text-properties officeooo:rsid="000466bf"/>
    </style:style>
    <style:style style:name="T4" style:family="text">
      <style:text-properties officeooo:rsid="000600ce"/>
    </style:style>
    <style:style style:name="T5" style:family="text">
      <style:text-properties officeooo:rsid="00071289"/>
    </style:style>
    <style:style style:name="T6" style:family="text">
      <style:text-properties officeooo:rsid="00084416"/>
    </style:style>
    <style:style style:name="T7" style:family="text">
      <style:text-properties officeooo:rsid="0008af80"/>
    </style:style>
    <style:style style:name="T8" style:family="text">
      <style:text-properties officeooo:rsid="000a726c"/>
    </style:style>
    <style:style style:name="T9" style:family="text">
      <style:text-properties officeooo:rsid="000a8e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cription de l’objectif de la SAE 502</text:p>
      <text:p text:style-name="P1"/>
      <text:p text:style-name="P1">Le projet consiste à sécuriser au mieux le système informatique d’un hôpital. En effet, les hôpitaux sont souvent la cible d’attaque cyber consistant à rançonner l’établissement en lui bloquant son système informatique et en supprimant les données médicales et administratives. La conséquence grave est d’interrompre les soins et d’empêcher les opérations urgentes, en effaçant l’accès aux dossiers médicaux contenant principalement des analyses biologiques, l’imagerie médicale, la consultation des traitements et les conclusions et analyses des spécialistes.</text:p>
      <text:p text:style-name="P3">Les données médicales volées ont une valeur financière importante à la revente sur le black market.</text:p>
      <text:p text:style-name="P2"/>
      <text:p text:style-name="P2"><text:span text:style-name="T5">Quelques</text:span><text:span text:style-name="T1"> affaires </text:span><text:span text:style-name="T2">récentes </text:span><text:span text:style-name="T1">en France :</text:span></text:p>
      <text:p text:style-name="P1">- <text:span text:style-name="T3">30/06/2023 </text:span><text:span text:style-name="T2">Hôpitaux de Paris : </text:span><text:span text:style-name="T3">déni de service sur le site Web</text:span></text:p>
      <text:p text:style-name="P1">- <text:span text:style-name="T4">21/06/2023 Hôpital de Rennes : cyberattaque et mise hors ligne pour se protéger, remise en route des fax pour communiquer</text:span></text:p>
      <text:p text:style-name="P1">- <text:span text:style-name="T4">03/2023 Hôpital de Brest : cyberattaque et activation d’un mode de fonctionnement dégradé</text:span></text:p>
      <text:p text:style-name="P1">- <text:span text:style-name="T3">09/2022 Hôpital Corbeil-Essonnes : vol de données personnelles et médicales, rançon de 10 millions de dollars, coût de 7 millions d’euros pour la remise en état</text:span></text:p>
      <text:p text:style-name="P1">- <text:span text:style-name="T3">2021 Hôpital de Villefranche-sur-Saone : arrêt de 3000 ordinateurs</text:span></text:p>
      <text:p text:style-name="P2"><text:span text:style-name="T1">- </text:span><text:span text:style-name="T3">2021 Hôpital de Dax : perte des données médicales, coût 2,4 millions d’euros</text:span></text:p>
      <text:p text:style-name="P2"/>
      <text:p text:style-name="P4">Le groupe doit organiser la mise en place d’un réseau sécurisé afin de protéger le matériel et les données médicales d’un hôpital. L’architecture du réseau doit définir 3 espaces séparés : la direction, l’administration de l’hôpital et la gestion des données médicales. L’accès sur le réseau de l’hôpital sera sécurisé avec le standard 802.1X sur les parties filaire et sans fil afin d’identifier les droits de chaque utilisateur dans le réseau.</text:p>
      <text:p text:style-name="P4">Les personnels de la direction peuvent accéder aux données de la direction et de l’administration.</text:p>
      <text:p text:style-name="P4">Les personnels de l’administration peuvent accéder aux données de l’administration</text:p>
      <text:p text:style-name="P4">Les personnels médicaux peuvent accéder aux données médicales</text:p>
      <text:p text:style-name="P4"/>
      <text:p text:style-name="P5">En plus de cela, il faut construire un VPN entre vous et un groupe d’un autre hôpital afin de permettre l’échange de données médicales. Il y a donc une connexion Internet, mais l’accès à Internet doit être bloqué dans les 2 sens. Seule la connexion VPN avec l’autre hôpital sera mise en place avec consultation uniquement des données médicales et rien d’autre.</text:p>
      <text:p text:style-name="P6"/>
      <text:p text:style-name="P5">Tâches à réaliser</text:p>
      <text:p text:style-name="P5">- Construction d’une architecture réseau sécurisée et cloisonnant les responsabilités des utilisateurs</text:p>
      <text:p text:style-name="P5">- Authentification et accès aux ressources informatiques avec la mise en place du standard 802.1X et authentification centralisée avec Radius.</text:p>
      <text:p text:style-name="P5">- Accès restreint à la salle d’opération aux personnels médicaux pendant les opérations et aux personnels d’entretien en dehors des opérations médicales.</text:p>
      <text:p text:style-name="P5">- Création de 2 bases de données des personnels et des patients sur les serveurs dédiés</text:p>
      <text:p text:style-name="P6">- <text:span text:style-name="T6">Création d’un serveur pour la direction</text:span></text:p>
      <text:p text:style-name="P6">- <text:span text:style-name="T6">Les données des serveurs seront sauvegardées pour permettre une restauration efficace en cas de perte de données sur le serveur principal</text:span></text:p>
      <text:p text:style-name="P6">- <text:span text:style-name="T6">Un procédure de réinstallation automatisée d’un serveur sera mise en place pour </text:span><text:span text:style-name="T7">réactiver un serveur dont le système est effacé ou inutilisable</text:span></text:p>
      <text:p text:style-name="P6">- <text:span text:style-name="T7">Une procédure d’échange des rôles serveur principal et serveur de secours doit permettre au serveur de secours de prendre le relais en cas de défaillance du serveur principal</text:span></text:p>
      <text:p text:style-name="P6">- <text:span text:style-name="T6">Mise en place du VPN avec l’autre hôpital et des procédures de consultation des données médicales à échanger</text:span></text:p>
      <text:p text:style-name="P6"/>
      <text:p text:style-name="P13"><text:soft-page-break/>L’ensemble des tâches doit être documenté afin que tout personnel du service informatique/réseau puisse accomplir les tâches.</text:p>
      <text:p text:style-name="P7"/>
      <text:p text:style-name="P7"/>
      <text:p text:style-name="P5">Il faudrait leur faire utiliser github pour créer la base de données <text:span text:style-name="T8">et sauvegarder les configurations du réseau.</text:span></text:p>
      <text:p text:style-name="P5"/>
      <text:p text:style-name="P8">Matériels à disposition :</text:p>
      <text:p text:style-name="P8">- 2 switches Cisco Catalyst C34/5XX</text:p>
      <text:p text:style-name="P9">- <text:span text:style-name="T8">1 borne WiFi Linksys WRT54G</text:span></text:p>
      <text:p text:style-name="P9">- <text:span text:style-name="T8">1 routeur Cisco 1841/1900 pour gérer les accès et les droits entre services</text:span></text:p>
      <text:p text:style-name="P9">- <text:span text:style-name="T8">4 serveurs : direction, administration, médical, VPN (ou box cisco)</text:span></text:p>
      <text:p text:style-name="P9">- <text:span text:style-name="T8">quelques postes clients 802.1X et un ordi portable 802.1X, pourquoi pas un smartphone Android avec 802.1X</text:span></text:p>
      <text:p text:style-name="P9"/>
      <text:p text:style-name="P9">- <text:span text:style-name="T9">validation de l’architecture sur gns3 avant de déployer en réel</text:spa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François SPIES</meta:initial-creator>
    <meta:creation-date>2023-09-27T10:27:55.341124893</meta:creation-date>
    <dc:date>2023-09-27T11:28:03.429590782</dc:date>
    <dc:creator>François SPIES</dc:creator>
    <meta:editing-duration>PT28M35S</meta:editing-duration>
    <meta:editing-cycles>7</meta:editing-cycles>
    <meta:generator>LibreOffice/7.1.2.2$Windows_X86_64 LibreOffice_project/8a45595d069ef5570103caea1b71cc9d82b2aae4</meta:generator>
    <meta:document-statistic meta:table-count="0" meta:image-count="0" meta:object-count="0" meta:page-count="2" meta:paragraph-count="34" meta:word-count="647" meta:character-count="4125" meta:non-whitespace-character-count="3512"/>
  </office:meta>
</office:document-meta>
</file>